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</office:automatic-styles>
  <office:body>
    <office:text text:use-soft-page-breaks="true">
      <text:p text:style-name="P1">Branching strategy in enterprise environments</text:p>
      <text:p text:style-name="Normální">Prohledáváte-li internet naleznete zpravidla dva typy doporučených brančovacích strategií – jednu doporučenou pro práci s GitHubem a podobnými servrovými, open source řešeními, no a druhou doporučenou pro interní využití pro enterprise aplikace.</text:p>
      <text:p text:style-name="Normální">Jejich výhody a nevýhody jsou celkem zřejmé a doporučené použití té nebo oné strategie je celkem přímočaré – máte-li open source, nebo malý projekt, na kterém pracují jednotky přispěvovatelů / zaměstnanců, použijte přímočarou strategii – více méně celý vývoj se dělá na a kolem „master“ branče s velký využíváním pull requestů. Je to velmi jednoduchá a přímá strategie.</text:p>
      <text:p text:style-name="Normální">Pokud však máte developerů více – řekněme v souvislosti se Scrum vývojem už uvažujete / máte více scrum týmů, nebo řekněme konkrétně od 10 developrů více, začíná přímočará strategie narážet na své hranice a je potřeba složitějších struktur. Zde je celkem jednoznačné doporučení využít strategii s „develop“ brančem jako hlavním vývojovým cílem.</text:p>
      <text:p text:style-name="Normální">Jenže co naplat, život a firemní kultura není vždy optimální a například v mé firmě i tato strategie naráží na nedostatky a musí být rozšířena.</text:p>
      <text:p text:style-name="Normální"/>
      <text:p text:style-name="Normální">Zde trochu historie:<text:s/>V mé předešlé firmě jsme začali nasazovat nástroj od firmy Rational (později IBM Rational) nazývaný ClearCase. Velmi mocný a dobrý nástroj, nic proti němu – teda až na v dnešní době naprosto nehoráznou cenu. Už tehdy byl velmi drahý a pokud se nemýlím tak jeho cena zůstala až do dnešní doby nezměněná, což dnes v době open source je podle mě nehoráznost. Ale dost kritiky – tento nástroj, jak již bylo zmíněno, je velmi dobrý. Po příchodu do nynější firmy jsem nějak po dohodě s vedením a podle našich nových potřeb prosadil, aby se koupil a použil ClearCase pro verzování, protože tenkrát jsme nenašli nástroj, který by vhodně umožnil mezibrančové doručování. Mimochodem třeba TFS (přesněji TFVC, dříve SourceSafe) to neumí dodnes. A proč to byla pro nás podmínka – o tom více později.</text:p>
      <text:p text:style-name="Normální">Čas běžel a my jsme spokojeně programovali a používali ClearCase. Jenomže přišly nové verze Microsoft Servrů a bylo potřeba koupit novou verzi. Jak již bylo zmíněno, cena se po léta neměnila, proto jsme se poohlédli kolem a po nějakém výzkumu jsme se tenkrát rozhodli zkusit GIT. Dodnes nechápu, jaký génius nás tenkrát políbil, ale bylo to naprosto šťastné rozhodnutí a dnes vlastně ani moc nechápu, proč ještě pořád existuje i něco jiného.<text:s/>A důvod existence (a ceny) ClearCase je mi záhadou největší.</text:p>
      <text:p text:style-name="Normální">Nebudu se pouštět do porovnávání těchto systémů – nejspíš naleznete nespočet stránek zabývající se touto problematikou. Já za sebe můžu jenom říct, že vše co bylo možné udělat v ClearCase lze také udělat pomocí GITu a jaksi bohužel, nebo spíše naštěstí, některé vlastnosti a možnosti GITu nejsou možné v ClearCase. Takže bez větších okolků a podrobností je GIT jasný vítěz. A to jsme ClearCase používali opravdu velmi, velmi intenzivně, byl naprosto nedílnou součástí naší workflow, využívali jsme tu podle mě nejsložitější část tohoto systému (kdo ví o čem je řeč, tak mluvím o UCM<text:s/>s velmi živou brančing strategií) včetně všech možných vylepšení a specifik. Vše je již dávno zapomenutá minulost a nikdo by se už k tomuto molochu nevrátil ani v myšlenkách (já sám jsem měl problém např. najít tu zkratku „UCM“ ikdyž jsem byl doslova a do písmene hlavním vývojáře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delovic</meta:initial-creator>
    <dc:creator>nedelovic</dc:creator>
    <meta:creation-date>2020-06-20T06:56:00Z</meta:creation-date>
    <dc:date>2020-06-20T10:38:00Z</dc:date>
    <meta:template xlink:href="Normal.dotm" xlink:type="simple"/>
    <meta:editing-cycles>3</meta:editing-cycles>
    <meta:editing-duration>PT13260S</meta:editing-duration>
    <meta:document-statistic meta:page-count="1" meta:paragraph-count="6" meta:word-count="482" meta:character-count="3323" meta:row-count="23" meta:non-whitespace-character-count="2847"/>
  </office:meta>
</office:document-meta>
</file>